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Range_20_Green">
      <style:graphic-properties draw:textarea-vertical-align="middle" draw:auto-grow-height="false" fo:min-height="0.635cm" fo:min-width="0.953cm"/>
    </style:style>
    <style:style style:name="gr2" style:family="graphic" style:parent-style-name="Range_20_Orange">
      <style:graphic-properties draw:textarea-vertical-align="middle" draw:auto-grow-height="false" fo:min-height="0.635cm" fo:min-width="0.635cm"/>
      <style:paragraph-properties style:writing-mode="lr-tb"/>
    </style:style>
    <style:style style:name="gr3" style:family="graphic" style:parent-style-name="Range_20_Green">
      <style:graphic-properties draw:textarea-vertical-align="middle" draw:auto-grow-height="false" fo:min-height="0.635cm" fo:min-width="2.223cm"/>
    </style:style>
    <style:style style:name="gr4" style:family="graphic" style:parent-style-name="Range_20_Green">
      <style:graphic-properties draw:textarea-vertical-align="middle" draw:auto-grow-height="false" fo:min-height="0.635cm" fo:min-width="1.588cm"/>
    </style:style>
    <style:style style:name="gr5" style:family="graphic" style:parent-style-name="Range_20_Green">
      <style:graphic-properties draw:textarea-vertical-align="middle" draw:auto-grow-height="false" fo:min-height="0.635cm" fo:min-width="1.587cm"/>
    </style:style>
    <style:style style:name="gr6" style:family="graphic" style:parent-style-name="Range_20_Blue">
      <style:graphic-properties draw:textarea-vertical-align="middle" draw:auto-grow-height="false" fo:min-height="0.635cm" fo:min-width="1.588cm"/>
      <style:paragraph-properties style:writing-mode="lr-tb"/>
    </style:style>
    <style:style style:name="gr7" style:family="graphic" style:parent-style-name="Range_20_Blue">
      <style:graphic-properties draw:textarea-vertical-align="middle" draw:auto-grow-height="false" fo:min-height="0.635cm" fo:min-width="1.27cm"/>
      <style:paragraph-properties style:writing-mode="lr-tb"/>
    </style:style>
    <style:style style:name="gr8" style:family="graphic" style:parent-style-name="Range_20_Blue">
      <style:graphic-properties draw:textarea-vertical-align="middle" draw:auto-grow-height="false" fo:min-height="0.635cm" fo:min-width="0.953cm"/>
      <style:paragraph-properties style:writing-mode="lr-tb"/>
    </style:style>
    <style:style style:name="gr9" style:family="graphic" style:parent-style-name="Range_20_Orange">
      <style:graphic-properties draw:textarea-vertical-align="middle" draw:auto-grow-height="false" fo:min-height="0.635cm" fo:min-width="0.952cm"/>
      <style:paragraph-properties style:writing-mode="lr-tb"/>
    </style:style>
    <style:style style:name="gr10" style:family="graphic" style:parent-style-name="Range_20_Magenta">
      <style:graphic-properties draw:textarea-vertical-align="middle" draw:auto-grow-height="false" fo:min-height="0.635cm" fo:min-width="1.269cm"/>
    </style:style>
    <style:style style:name="gr11" style:family="graphic" style:parent-style-name="Range_20_Magenta">
      <style:graphic-properties draw:textarea-vertical-align="middle" draw:auto-grow-height="false" fo:min-height="0.635cm" fo:min-width="1.27cm"/>
    </style:style>
    <style:style style:name="gr12" style:family="graphic" style:parent-style-name="Range_20_Green">
      <style:graphic-properties draw:textarea-vertical-align="middle" draw:auto-grow-height="false" fo:min-height="0.635cm" fo:min-width="2.54cm"/>
    </style:style>
    <style:style style:name="gr13" style:family="graphic" style:parent-style-name="Range_20_Green">
      <style:graphic-properties draw:textarea-vertical-align="middle" draw:auto-grow-height="false" fo:min-height="0.635cm" fo:min-width="1.27cm"/>
    </style:style>
    <style:style style:name="gr14" style:family="graphic" style:parent-style-name="Range_20_Blue">
      <style:graphic-properties draw:textarea-vertical-align="middle" draw:auto-grow-height="false" fo:min-height="0.635cm" fo:min-width="2.858cm"/>
      <style:paragraph-properties style:writing-mode="lr-tb"/>
    </style:style>
    <style:style style:name="gr15" style:family="graphic" style:parent-style-name="Range_20_Orange">
      <style:graphic-properties draw:textarea-vertical-align="middle" draw:auto-grow-height="false" fo:min-height="0.635cm" fo:min-width="1.27cm"/>
      <style:paragraph-properties style:writing-mode="lr-tb"/>
    </style:style>
    <style:style style:name="gr16" style:family="graphic" style:parent-style-name="Range_20_Green">
      <style:graphic-properties draw:textarea-vertical-align="middle" draw:auto-grow-height="false" fo:min-height="0.635cm" fo:min-width="5.398cm"/>
    </style:style>
    <style:style style:name="gr17" style:family="graphic" style:parent-style-name="Range">
      <style:graphic-properties draw:textarea-vertical-align="middle" draw:auto-grow-height="false" fo:min-height="0.635cm" fo:min-width="14.288cm"/>
      <style:paragraph-properties style:writing-mode="lr-tb"/>
    </style:style>
    <style:style style:name="gr18" style:family="graphic" style:parent-style-name="Legend">
      <style:graphic-properties draw:textarea-horizontal-align="left" draw:auto-grow-height="true" draw:auto-grow-width="false" fo:min-height="0.635cm" fo:min-width="0cm"/>
      <style:paragraph-properties style:writing-mode="lr-tb"/>
    </style:style>
    <style:style style:name="gr19" style:family="graphic" style:parent-style-name="Legend">
      <style:graphic-properties draw:textarea-horizontal-align="left" draw:auto-grow-height="true" draw:auto-grow-width="false" fo:min-height="0.577cm" fo:min-width="2.452cm"/>
      <style:paragraph-properties style:writing-mode="lr-tb"/>
    </style:style>
    <style:style style:name="gr20" style:family="graphic" style:parent-style-name="Range_20_Yellow">
      <style:graphic-properties draw:textarea-vertical-align="middle" draw:auto-grow-height="false" fo:min-height="0.635cm" fo:min-width="2.858cm"/>
      <style:paragraph-properties style:writing-mode="lr-tb"/>
    </style:style>
    <style:style style:name="gr21" style:family="graphic" style:parent-style-name="Range_20_Yellow">
      <style:graphic-properties draw:textarea-vertical-align="middle" draw:auto-grow-height="false" fo:min-height="0.635cm" fo:min-width="1.588cm"/>
      <style:paragraph-properties style:writing-mode="lr-tb"/>
    </style:style>
    <style:style style:name="gr22" style:family="graphic" style:parent-style-name="Range_20_Yellow">
      <style:graphic-properties draw:textarea-vertical-align="middle" draw:auto-grow-height="false" fo:min-height="0.635cm" fo:min-width="0.95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language="en" fo:country="US"/>
    </style:style>
    <style:style style:name="P2" style:family="paragraph">
      <style:paragraph-properties fo:text-align="center" style:writing-mode="lr-tb"/>
      <style:text-properties fo:language="en" fo:country="US"/>
    </style:style>
    <style:style style:name="P3" style:family="paragraph">
      <style:paragraph-properties style:writing-mode="lr-tb"/>
      <style:text-properties fo:language="en" fo:country="US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language="en" fo:country="US"/>
    </style:style>
    <style:style style:name="T2" style:family="text">
      <style:text-properties style:font-name="Noto Sans" fo:font-size="10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53cm" svg:height="0.635cm" svg:x="5.762cm" svg:y="2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6.715cm" svg:y="4.17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23cm" svg:height="0.635cm" svg:x="7.667cm" svg:y="2.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88cm" svg:height="0.635cm" svg:x="11.477cm" svg:y="2.2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87cm" svg:height="0.635cm" svg:x="15.288cm" svg:y="2.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88cm" svg:height="0.635cm" svg:x="8.937cm" svg:y="3.222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88cm" svg:height="0.635cm" svg:x="14.652cm" svg:y="3.222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27cm" svg:height="0.635cm" svg:x="11.477cm" svg:y="3.222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9.89cm" svg:y="4.17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14.652cm" svg:y="4.175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53cm" svg:height="0.635cm" svg:x="17.51cm" svg:y="3.222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952cm" svg:height="0.635cm" svg:x="17.51cm" svg:y="4.175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269cm" svg:height="0.635cm" svg:x="6.398cm" svg:y="5.1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27cm" svg:height="0.635cm" svg:x="14.335cm" svg:y="5.1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27cm" svg:height="0.635cm" svg:x="17.51cm" svg:y="5.1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54cm" svg:height="0.635cm" svg:x="14.335cm" svg:y="6.0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7cm" svg:height="0.635cm" svg:x="17.51cm" svg:y="6.0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.858cm" svg:height="0.635cm" svg:x="4.492cm" svg:y="3.222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27cm" svg:height="0.635cm" svg:x="4.492cm" svg:y="4.17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269cm" svg:height="0.635cm" svg:x="4.493cm" svg:y="5.12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5.398cm" svg:height="0.635cm" svg:x="4.492cm" svg:y="6.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14.288cm" svg:height="0.635cm" svg:x="4.492cm" svg:y="1.317cm">
          <text:p text:style-name="P2">Managed Range</text:p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2.833cm" svg:height="0.635cm" svg:x="1.342cm" svg:y="1.317cm">
          <draw:text-box>
            <text:p><text:span text:style-name="T1">Managed</text:span></text:p>
          </draw:text-box>
        </draw:frame>
        <draw:frame draw:style-name="gr19" draw:text-style-name="P3" draw:layer="layout" svg:width="2.858cm" svg:height="0.577cm" svg:x="1.317cm" svg:y="2.27cm">
          <draw:text-box>
            <text:p><text:span text:style-name="T1">Accessibles</text:span></text:p>
          </draw:text-box>
        </draw:frame>
        <draw:frame draw:style-name="gr18" draw:text-style-name="P3" draw:layer="layout" svg:width="2.858cm" svg:height="0.635cm" svg:x="1.317cm" svg:y="3.222cm">
          <draw:text-box>
            <text:p><text:span text:style-name="T1">Client Requests</text:span></text:p>
          </draw:text-box>
        </draw:frame>
        <draw:frame draw:style-name="gr18" draw:text-style-name="P3" draw:layer="layout" svg:width="2.858cm" svg:height="0.635cm" svg:x="1.317cm" svg:y="4.175cm">
          <draw:text-box>
            <text:p><text:span text:style-name="T1">Actual Requests</text:span></text:p>
          </draw:text-box>
        </draw:frame>
        <draw:custom-shape draw:style-name="gr20" draw:text-style-name="P2" draw:layer="layout" svg:width="2.858cm" svg:height="0.635cm" svg:x="4.492cm" svg:y="7.032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line draw:style-name="Arrow_20_Dashed" draw:text-style-name="P4" draw:layer="layout" svg:x1="6.715cm" svg:y1="1.317cm" svg:x2="6.715cm" svg:y2="7.667cm">
          <text:p/>
        </draw:line>
        <draw:line draw:style-name="Arrow_20_Dashed" draw:text-style-name="P4" draw:layer="layout" svg:x1="7.35cm" svg:y1="1.317cm" svg:x2="7.35cm" svg:y2="7.667cm">
          <text:p/>
        </draw:line>
        <draw:line draw:style-name="Arrow_20_Dashed" draw:text-style-name="P4" draw:layer="layout" svg:x1="9.89cm" svg:y1="1.317cm" svg:x2="9.89cm" svg:y2="7.667cm">
          <text:p/>
        </draw:line>
        <draw:line draw:style-name="Arrow_20_Dashed" draw:text-style-name="P4" draw:layer="layout" svg:x1="10.525cm" svg:y1="1.317cm" svg:x2="10.525cm" svg:y2="7.667cm">
          <text:p/>
        </draw:line>
        <draw:line draw:style-name="Arrow_20_Dashed" draw:text-style-name="P4" draw:layer="layout" svg:x1="11.477cm" svg:y1="1.317cm" svg:x2="11.477cm" svg:y2="7.667cm">
          <text:p/>
        </draw:line>
        <draw:line draw:style-name="Arrow_20_Dashed" draw:text-style-name="P4" draw:layer="layout" svg:x1="12.747cm" svg:y1="1.317cm" svg:x2="12.747cm" svg:y2="7.667cm">
          <text:p/>
        </draw:line>
        <draw:custom-shape draw:style-name="gr21" draw:text-style-name="P2" draw:layer="layout" svg:width="1.588cm" svg:height="0.635cm" svg:x="14.652cm" svg:y="7.032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line draw:style-name="Arrow_20_Dashed" draw:text-style-name="P4" draw:layer="layout" svg:x1="14.652cm" svg:y1="1.317cm" svg:x2="14.652cm" svg:y2="7.667cm">
          <text:p/>
        </draw:line>
        <draw:line draw:style-name="Arrow_20_Dashed" draw:text-style-name="P4" draw:layer="layout" svg:x1="15.287cm" svg:y1="1.317cm" svg:x2="15.287cm" svg:y2="7.667cm">
          <text:p/>
        </draw:line>
        <draw:custom-shape draw:style-name="gr22" draw:text-style-name="P2" draw:layer="layout" svg:width="0.953cm" svg:height="0.635cm" svg:x="17.509cm" svg:y="7.032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line draw:style-name="Arrow_20_Dashed" draw:text-style-name="P4" draw:layer="layout" svg:x1="17.51cm" svg:y1="1.317cm" svg:x2="17.51cm" svg:y2="7.667cm">
          <text:p/>
        </draw:line>
        <draw:line draw:style-name="Arrow_20_Dashed" draw:text-style-name="P4" draw:layer="layout" svg:x1="18.462cm" svg:y1="1.317cm" svg:x2="18.462cm" svg:y2="7.667cm">
          <text:p/>
        </draw:line>
        <draw:frame draw:style-name="gr18" draw:text-style-name="P3" draw:layer="layout" svg:width="2.858cm" svg:height="0.635cm" svg:x="1.317cm" svg:y="5.127cm">
          <draw:text-box>
            <text:p><text:span text:style-name="T2">Server Reads </text:span><text:span text:style-name="T1">i.e.</text:span></text:p>
          </draw:text-box>
        </draw:frame>
        <draw:frame draw:style-name="gr18" draw:text-style-name="P3" draw:layer="layout" svg:width="2.858cm" svg:height="0.635cm" svg:x="1.317cm" svg:y="6.08cm">
          <draw:text-box>
            <text:p><text:span text:style-name="T1">New Accessibles</text:span></text:p>
          </draw:text-box>
        </draw:frame>
        <draw:line draw:style-name="Arrow_20_Dashed" draw:text-style-name="P4" draw:layer="layout" svg:x1="7.667cm" svg:y1="1.317cm" svg:x2="7.667cm" svg:y2="7.667cm">
          <text:p/>
        </draw:line>
        <draw:frame draw:style-name="gr18" draw:text-style-name="P3" draw:layer="layout" svg:width="2.858cm" svg:height="0.635cm" svg:x="1.317cm" svg:y="7.032cm">
          <draw:text-box>
            <text:p><text:span text:style-name="T1">Fulfilled</text:span></text:p>
          </draw:text-box>
        </draw:frame>
        <draw:line draw:style-name="Arrow_20_Dashed" draw:text-style-name="P4" draw:layer="layout" svg:x1="5.762cm" svg:y1="1.317cm" svg:x2="5.762cm" svg:y2="7.667cm">
          <text:p/>
        </draw:line>
      </draw:page>
      <draw:page draw:name="page2" draw:style-name="dp1" draw:master-page-name="Default">
        <draw:frame draw:style-name="gr23" draw:text-style-name="P5" draw:layer="layout" svg:width="8.672cm" svg:height="0.962cm" svg:x="2.587cm" svg:y="1.952cm">
          <draw:text-box>
            <text:p>To be termined second page.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Range" style:family="graphic" style:parent-style-name="Graphic">
      <style:graphic-properties draw:stroke-dash="Dashed_20__28_var_29__20_2" svg:stroke-width="0.01cm" svg:stroke-color="#000000" draw:marker-start-width="0.22cm" draw:marker-end-width="0.22cm"/>
      <style:text-properties fo:font-size="12pt"/>
    </style:style>
    <style:style style:name="Range_20_Green" style:display-name="Range Green" style:family="graphic" style:parent-style-name="Range">
      <style:graphic-properties draw:fill="solid" draw:fill-color="#3faf46"/>
    </style:style>
    <style:style style:name="Range_20_Blue" style:display-name="Range Blue" style:family="graphic" style:parent-style-name="Range">
      <style:graphic-properties draw:fill="solid" draw:fill-color="#536dfe"/>
    </style:style>
    <style:style style:name="Range_20_Orange" style:display-name="Range Orange" style:family="graphic" style:parent-style-name="Range">
      <style:graphic-properties draw:fill="solid" draw:fill-color="#ff8000"/>
    </style:style>
    <style:style style:name="Legend" style:family="graphic" style:parent-style-name="A4">
      <style:graphic-properties draw:stroke="none" draw:textarea-horizontal-align="left" draw:textarea-vertical-align="middle"/>
      <style:text-properties fo:font-size="10pt"/>
    </style:style>
    <style:style style:name="Range_20_Magenta" style:display-name="Range Magenta" style:family="graphic" style:parent-style-name="Range">
      <style:graphic-properties draw:fill="solid" draw:fill-color="#ff00ff"/>
    </style:style>
    <style:style style:name="Range_20_Yellow" style:display-name="Range Yellow" style:family="graphic" style:parent-style-name="Range">
      <style:graphic-properties draw:fill="solid" draw:fill-color="#caca00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27T17:50:16.270268046</meta:creation-date>
    <dc:date>2021-04-01T20:45:00.251570631</dc:date>
    <meta:editing-duration>PT1H7M45S</meta:editing-duration>
    <meta:editing-cycles>9</meta:editing-cycles>
    <meta:generator>LibreOffice/7.1.2.2$Linux_X86_64 LibreOffice_project/10$Build-2</meta:generator>
    <meta:document-statistic meta:object-count="45"/>
  </office:meta>
</office:document-meta>
</file>